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" svg:font-family="'Calisto M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24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Calisto MT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Calisto MT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Calisto MT" fo:font-weight="bold" style:font-weight-asian="bold" style:font-weight-complex="bold"/>
    </style:style>
    <style:style style:name="gr1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BEB calib" table:style-name="ta1">
        <table:shapes>
          <draw:frame draw:z-index="0" draw:style-name="gr1" draw:text-style-name="P1" svg:width="151.57mm" svg:height="86.54mm" svg:x="2.52mm" svg:y="61.09mm">
            <draw:object draw:notify-on-update-of-ranges="'BEB calib'.D4:'BEB calib'.D9 'BEB calib'.E3:'BEB calib'.E3 'BEB calib'.E4:'BEB calib'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nput = 10mV</text:p>
          </table:table-cell>
          <table:table-cell/>
          <table:table-cell office:value-type="string" calcext:value-type="string">
            <text:p>gain(6-bit)</text:p>
          </table:table-cell>
          <table:table-cell table:style-name="ce3" office:value-type="string" calcext:value-type="string">
            <text:p>BEBin (V)</text:p>
          </table:table-cell>
          <table:table-cell table:style-name="ce3" office:value-type="string" calcext:value-type="string">
            <text:p>BEBout (ADU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457" calcext:value-type="float">
            <text:p>0.457</text:p>
          </table:table-cell>
          <table:table-cell office:value-type="float" office:value="129697" calcext:value-type="float">
            <text:p>1296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125" calcext:value-type="float">
            <text:p>0.125</text:p>
          </table:table-cell>
          <table:table-cell office:value-type="float" office:value="114972" calcext:value-type="float">
            <text:p>114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114" calcext:value-type="float">
            <text:p>-0.114</text:p>
          </table:table-cell>
          <table:table-cell office:value-type="float" office:value="103717" calcext:value-type="float">
            <text:p>1037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617" calcext:value-type="float">
            <text:p>-0.617</text:p>
          </table:table-cell>
          <table:table-cell office:value-type="float" office:value="79614" calcext:value-type="float">
            <text:p>796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1.217" calcext:value-type="float">
            <text:p>-1.217</text:p>
          </table:table-cell>
          <table:table-cell office:value-type="float" office:value="53097" calcext:value-type="float">
            <text:p>530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.52" calcext:value-type="float">
            <text:p>-1.52</text:p>
          </table:table-cell>
          <table:table-cell office:value-type="float" office:value="38225" calcext:value-type="float">
            <text:p>38225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 calcext:value-type="string">
            <text:p>10<text:span text:style-name="T1">6</text:span>/slope = </text:p>
          </table:table-cell>
          <table:table-cell table:style-name="ce5" table:formula="of:=1/46259*1000000" office:value-type="float" office:value="21.6174149895156" calcext:value-type="float">
            <text:p>21.62</text:p>
          </table:table-cell>
          <table:table-cell table:style-name="ce6" office:value-type="string" calcext:value-type="string">
            <text:p>μV/ADU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sto MT" svg:font-family="'Calisto M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5:12:19.93684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4:24:08.997110972</meta:creation-date>
    <dc:date>2019-12-09T15:12:23.956270186</dc:date>
    <meta:editing-duration>PT7M16S</meta:editing-duration>
    <meta:editing-cycles>8</meta:editing-cycles>
    <meta:generator>LibreOffice/6.1.4.2$MacOSX_X86_64 LibreOffice_project/9d0f32d1f0b509096fd65e0d4bec26ddd1938fd3</meta:generator>
    <meta:document-statistic meta:table-count="1" meta:cell-count="2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linear fi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58cm" svg:height="8.655cm" xlink:href=".." xlink:type="simple" chart:class="chart:scatter" chart:style-name="ch1">
        <chart:title svg:x="1.184cm" svg:y="0.217cm" chart:style-name="ch2">
          <text:p>BEB calibration</text:p>
        </chart:title>
        <chart:legend svg:x="11.72cm" svg:y="3.779cm" style:legend-expansion="custom" chartooo:width="3.436cm" chartooo:height="1.096cm" style:legend-expansion-aspect-ratio="3.13503649635036" chart:style-name="ch3"/>
        <chart:plot-area chart:style-name="ch4" table:cell-range-address="'BEB calib'.D4:'BEB calib'.E9 'BEB calib'.E3:'BEB calib'.E3" chart:data-source-has-labels="row" svg:x="0.907cm" svg:y="1.133cm" svg:width="10.919cm" svg:height="6.987cm">
          <chartooo:coordinate-region svg:x="1.066cm" svg:y="1.332cm" svg:width="10.659cm" svg:height="6.141cm"/>
          <chart:axis chart:dimension="x" chart:name="primary-x" chart:style-name="ch5">
            <chart:title svg:x="5.346cm" svg:y="8.127cm" chart:style-name="ch6">
              <text:p>BEB input (V)</text:p>
            </chart:title>
          </chart:axis>
          <chart:axis chart:dimension="y" chart:name="primary-y" chart:style-name="ch5">
            <chart:title svg:x="0.076cm" svg:y="5.973cm" chart:style-name="ch7">
              <text:p>BEB output (ADU)</text:p>
            </chart:title>
            <chart:grid chart:style-name="ch8" chart:class="major"/>
          </chart:axis>
          <chart:series chart:style-name="ch9" chart:values-cell-range-address="'BEB calib'.E4:'BEB calib'.E9" chart:label-cell-address="'BEB calib'.E3:'BEB calib'.E3" chart:class="chart:scatter">
            <chart:domain table:cell-range-address="'BEB calib'.D4:'BEB calib'.D9"/>
            <chart:regression-curve chart:style-name="ch10">
              <chart:equation chart:display-equation="true" chart:display-r-square="false" svg:x="6.697cm" svg:y="0.259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EBout (ADU)</text:p>
                <draw:g>
                  <svg:desc>'BEB calib'.E3:'BEB calib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7">
                <text:p>0.457</text:p>
                <draw:g>
                  <svg:desc>'BEB calib'.D4:'BEB calib'.D9</svg:desc>
                </draw:g>
              </table:table-cell>
              <table:table-cell office:value-type="float" office:value="129697">
                <text:p>129697</text:p>
                <draw:g>
                  <svg:desc>'BEB calib'.E4:'BEB calib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114972">
                <text:p>114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4">
                <text:p>-0.114</text:p>
              </table:table-cell>
              <table:table-cell office:value-type="float" office:value="103717">
                <text:p>103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17">
                <text:p>-0.617</text:p>
              </table:table-cell>
              <table:table-cell office:value-type="float" office:value="79614">
                <text:p>79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17">
                <text:p>-1.217</text:p>
              </table:table-cell>
              <table:table-cell office:value-type="float" office:value="53097">
                <text:p>53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2">
                <text:p>-1.52</text:p>
              </table:table-cell>
              <table:table-cell office:value-type="float" office:value="38225">
                <text:p>38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